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11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0.9055in"/>
    </style:style>
    <style:style style:name="co4" style:family="table-column">
      <style:table-column-properties fo:break-before="auto" style:column-width="1.01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91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3083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3366"/>
    </style:style>
    <style:style style:name="ce3" style:family="table-cell" style:parent-style-name="Default">
      <style:table-cell-properties fo:background-color="#ff3366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TTOT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TOT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ED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KOEN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AKTKONVN</text:p>
          </table:table-cell>
          <table:table-cell table:style-name="ce1" table:number-columns-repeated="8"/>
          <table:table-cell table:style-name="ce1"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BMRK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KIRK</text:p>
          </table:table-cell>
          <table:table-cell table:number-columns-repeated="11"/>
        </table:table-row>
        <table:table-row table:style-name="ro1">
          <table:table-cell table:style-name="ce1"/>
          <table:table-cell table:style-name="ce1" office:value-type="string" calcext:value-type="string">
            <text:p>FREGSTED</text:p>
          </table:table-cell>
          <table:table-cell table:style-name="ce1" table:number-columns-repeated="2"/>
          <table:table-cell table:style-name="ce1" office:value-type="string" calcext:value-type="string">
            <text:p>Bliver tildelt feltet værdien fra CPR Direkte, men den er tom</text:p>
          </table:table-cell>
          <table:table-cell table:style-name="ce1" table:number-columns-repeated="7"/>
          <table:table-cell table:style-name="ce1"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MHAENST</text:p>
          </table:table-cell>
          <table:table-cell table:number-columns-repeated="2"/>
          <table:table-cell office:value-type="string" calcext:value-type="string">
            <text:p>Denne lader til altid at være nul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MORMRK</text:p>
          </table:table-cell>
          <table:table-cell/>
          <table:table-cell office:value-type="string" calcext:value-type="string">
            <text:p>(MO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ARMRK</text:p>
          </table:table-cell>
          <table:table-cell/>
          <table:table-cell office:value-type="string" calcext:value-type="string">
            <text:p>(FA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UDINDMRK</text:p>
          </table:table-cell>
          <table:table-cell table:style-name="ce1" table:number-columns-repeated="6"/>
          <table:table-cell table:style-name="ce1" office:value-type="string" calcext:value-type="string">
            <text:p>Acad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SVMRK</text:p>
          </table:table-cell>
          <table:table-cell/>
          <table:table-cell office:value-type="string" calcext:value-type="string">
            <text:p>(FORSV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M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S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IV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CIHAEN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AEGTE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OSTN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OSTTX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VALGRDT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RNMRK</text:p>
          </table:table-cell>
          <table:table-cell/>
          <table:table-cell office:value-type="string" calcext:value-type="string">
            <text:p>(BARN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SUPLMRK</text:p>
          </table:table-cell>
          <table:table-cell table:style-name="ce1" table:number-columns-repeated="7"/>
          <table:table-cell table:style-name="ce1" office:value-type="string" calcext:value-type="string">
            <text:p>Avaleo Oms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MFMRK</text:p>
          </table:table-cell>
          <table:table-cell/>
          <table:table-cell office:value-type="string" calcext:value-type="string">
            <text:p>(KOMF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TATMRK</text:p>
          </table:table-cell>
          <table:table-cell/>
          <table:table-cell office:value-type="string" calcext:value-type="string">
            <text:p>(NOTAT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PNRMRK</text:p>
          </table:table-cell>
          <table:table-cell/>
          <table:table-cell office:value-type="string" calcext:value-type="string">
            <text:p>(TPN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SMYNNVN</text:p>
          </table:table-cell>
          <table:table-cell office:value-type="string" calcext:value-type="string">
            <text:p>Findes kun i CPR Servi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MTX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ILLING</text:p>
          </table:table-cell>
          <table:table-cell table:number-columns-repeated="8"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STBORGER</text:p>
          </table:table-cell>
          <table:table-cell/>
          <table:table-cell table:style-name="ce1" table:number-columns-repeated="7"/>
          <table:table-cell table:style-name="ce1" office:value-type="string" calcext:value-type="string">
            <text:p>Incorp Teamonline</text:p>
          </table:table-cell>
          <table:table-cell table:style-name="ce1"/>
          <table:table-cell table:style-name="ce1" office:value-type="string" calcext:value-type="string">
            <text:p>Pladsanvisning 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DLADR</text:p>
          </table:table-cell>
          <table:table-cell/>
          <table:table-cell office:value-type="string" calcext:value-type="string">
            <text:p>IKKE IMPLEMENTERET!!!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DLKNV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ORNVN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EFTERNVN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ADRNVN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TANDAD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1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KADRMRK</text:p>
          </table:table-cell>
          <table:table-cell table:style-name="ce1" office:value-type="string" calcext:value-type="string">
            <text:p>Bør skippes, da den er DPR-specifik</text:p>
          </table:table-cell>
          <table:table-cell table:style-name="ce1" table:number-columns-repeated="5"/>
          <table:table-cell table:number-columns-repeated="3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INDLAESDTO </text:p>
          </table:table-cell>
          <table:table-cell table:style-name="ce2"/>
          <table:table-cell table:style-name="ce2" office:value-type="string" calcext:value-type="string">
            <text:p>Dette felt er ikke implementeret...!</text:p>
            <text:p>Det skal gøres hurtigst muligt.</text:p>
          </table:table-cell>
          <table:table-cell table:style-name="ce2" table:number-columns-repeated="5"/>
          <table:table-cell table:style-name="ce2" office:value-type="string" calcext:value-type="string">
            <text:p>Incorp Teamonline</text:p>
          </table:table-cell>
          <table:table-cell table:number-columns-repeated="2"/>
        </table:table-row>
      </table:table>
      <table:table table:name="DTPERSBO" table:style-name="ta1" table:print="false">
        <table:table-column table:style-name="co9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PERSB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AJFDTO</text:p>
          </table:table-cell>
          <table:table-cell table:style-name="ce2"/>
          <table:table-cell table:style-name="ce2" office:value-type="string" calcext:value-type="string">
            <text:p>Vi kan komme udenom dette problem, hvis vi tildeler feltet værdien fra TILFDTO.</text:p>
          </table:table-cell>
          <table:table-cell table:style-name="ce2" table:number-columns-repeated="7"/>
          <table:table-cell table:style-name="ce2" office:value-type="string" calcext:value-type="string">
            <text:p>Acad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STNR</text:p>
          </table:table-cell>
          <table:table-cell table:style-name="ce2"/>
          <table:table-cell table:style-name="ce2" office:value-type="string" calcext:value-type="string">
            <text:p>Dette felt er kun tilgængeligt ved nuværende adresse. For historiske adresser skal værdien findes i lookup.</text:p>
          </table:table-cell>
          <table:table-cell table:style-name="ce2" table:number-columns-repeated="7"/>
          <table:table-cell table:style-name="ce2" office:value-type="string" calcext:value-type="string">
            <text:p>Acadre</text:p>
          </table:table-cell>
          <table:table-cell table:style-name="ce2" office:value-type="string" calcext:value-type="string">
            <text:p>Avaleo Omsor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MNVN</text:p>
          </table:table-cell>
          <table:table-cell/>
          <table:table-cell office:value-type="string" calcext:value-type="string">
            <text:p>Denne skal hentes fra en metode, som først skal fikses.</text:p>
          </table:table-cell>
          <table:table-cell table:number-columns-repeated="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VEJADNVN</text:p>
          </table:table-cell>
          <table:table-cell table:style-name="ce2"/>
          <table:table-cell table:style-name="ce2" office:value-type="string" calcext:value-type="string">
            <text:p>Dette felt er kun tilgængeligt ved nuværende adresse. For historiske adresser skal CPR Services anvendes.</text:p>
          </table:table-cell>
          <table:table-cell table:style-name="ce2" table:number-columns-repeated="8"/>
          <table:table-cell table:style-name="ce2"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FD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FKKO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INDRAP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AHAENS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enne fejler kun ved historiske records, hvor den, af og til, sættes til ' '. Den bør dog være null.</text:p>
          </table:table-cell>
          <table:table-cell table:number-columns-repeated="7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5</text:p>
          </table:table-cell>
          <table:table-cell table:number-columns-repeated="12"/>
        </table:table-row>
      </table:table>
      <table:table table:name="DTAKTVEJ" table:style-name="ta1" table:print="false">
        <table:table-column table:style-name="co9" table:default-cell-style-name="Default"/>
        <table:table-column table:style-name="co5" table:number-columns-repeated="9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TAKTVEJ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5" office:value-type="string" calcext:value-type="string">
            <text:p>VEJ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5" office:value-type="string" calcext:value-type="string">
            <text:p>VEJADNVN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SVEJADRNVN</text:p>
          </table:table-cell>
          <table:table-cell table:number-columns-repeated="2"/>
          <table:table-cell office:value-type="string" calcext:value-type="string">
            <text:p>Skyldes forkert formatering – kan rettes forholdsvis let.</text:p>
          </table:table-cell>
          <table:table-cell table:number-columns-repeated="5"/>
        </table:table-row>
      </table:table>
      <table:table table:name="DTPOSTNR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TPOSTNR 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POSTNR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table:style-name="ce5" office:value-type="string" calcext:value-type="string">
            <text:p>POSTTXT</text:p>
          </table:table-cell>
          <table:table-cell table:number-columns-repeated="3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</table:table-row>
      </table:table>
      <table:table table:name="DTUDRIND" table:style-name="ta1">
        <table:table-column table:style-name="co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DTUDRIND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 pass'er</text:p>
          </table:table-cell>
        </table:table-row>
        <table:table-row table:style-name="ro1">
          <table:table-cell/>
          <table:table-cell office:value-type="string" calcext:value-type="string">
            <text:p>Sikkert fordi der ikke er nogen records....</text:p>
          </table:table-cell>
        </table:table-row>
      </table:table>
      <table:table table:name="DTNAVNE" table:style-name="ta1">
        <table:table-column table:style-name="co5" table:number-columns-repeated="1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DTNAVN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12"/>
          <table:table-cell office:value-type="string" calcext:value-type="string">
            <text:p>Kruseprin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JFDTO</text:p>
          </table:table-cell>
          <table:table-cell/>
          <table:table-cell office:value-type="string" calcext:value-type="string">
            <text:p>Vi sætter den forkerte dato ind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YNKOD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string" calcext:value-type="string">
            <text:p>STATUS</text:p>
          </table:table-cell>
          <table:table-cell table:style-name="ce1" table:number-columns-repeated="2"/>
          <table:table-cell table:style-name="ce1" office:value-type="string" calcext:value-type="string">
            <text:p>Denne bliver sat til null, men burde være 1</text:p>
          </table:table-cell>
          <table:table-cell table:style-name="ce1" table:number-columns-repeated="9"/>
          <table:table-cell table:style-name="ce1" office:value-type="string" calcext:value-type="string">
            <text:p>Kruseprint </text:p>
          </table:table-cell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R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FT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T</text:p>
          </table:table-cell>
          <table:table-cell/>
          <table:table-cell office:value-type="string" calcext:value-type="string">
            <text:p>Der er uoverensstemmelse imellem datoerne, dette skal undersøges nærmer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L</text:p>
          </table:table-cell>
          <table:table-cell/>
          <table:table-cell office:value-type="string" calcext:value-type="string">
            <text:p>Denne sættes til null for nogle, men burde have en dato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NHAENS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DRAP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YTAJD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HAENST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FORNVN</text:p>
          </table:table-cell>
          <table:table-cell table:style-name="ce1" table:number-columns-repeated="11"/>
          <table:table-cell table:style-name="ce1" office:value-type="string" calcext:value-type="string">
            <text:p>Avaleo Omsorg</text:p>
          </table:table-cell>
          <table:table-cell table:style-name="ce1" office:value-type="string" calcext:value-type="string">
            <text:p>Kruseprint 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EFTERNVN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9"/>
          <table:table-cell table:style-name="ce1" office:value-type="string" calcext:value-type="string">
            <text:p>Avaleo Omsorg</text:p>
          </table:table-cell>
          <table:table-cell table:style-name="ce1" office:value-type="string" calcext:value-type="string">
            <text:p>Kruseprint </text:p>
          </table:table-cell>
        </table:table-row>
        <table:table-row table:style-name="ro1">
          <table:table-cell/>
          <table:table-cell office:value-type="string" calcext:value-type="string">
            <text:p>ADRNVN</text:p>
          </table:table-cell>
          <table:table-cell table:number-columns-repeated="2"/>
          <table:table-cell office:value-type="string" calcext:value-type="string">
            <text:p>Her skal efternavnet foranstilles, <text:s/>adskildt med kommer – ret let rettels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YNTXT</text:p>
          </table:table-cell>
          <table:table-cell/>
          <table:table-cell office:value-type="string" calcext:value-type="string">
            <text:p>MYNTX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</table:table>
      <table:table table:name="Ark7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11:29:25.2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9M45S</meta:editing-duration>
    <meta:editing-cycles>42</meta:editing-cycles>
    <meta:generator>LibreOffice/4.2.4.2$Windows_x86 LibreOffice_project/63150712c6d317d27ce2db16eb94c2f3d7b699f8</meta:generator>
    <dc:date>2014-09-02T14:07:51.795000000</dc:date>
    <meta:document-statistic meta:table-count="7" meta:cell-count="267" meta:object-count="0"/>
    <meta:user-defined meta:name="Info 1"/>
    <meta:user-defined meta:name="Info 2"/>
    <meta:user-defined meta:name="Info 3"/>
    <meta:user-defined meta:name="Info 4"/>
  </office:meta>
</office:document-meta>
</file>